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IDFont+F1" svg:font-family="CIDFont+F1"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language="de" fo:country="DE" officeooo:rsid="001256c0" officeooo:paragraph-rsid="001256c0"/>
    </style:style>
    <style:style style:name="P3" style:family="paragraph" style:parent-style-name="Standard">
      <style:text-properties officeooo:paragraph-rsid="0014aaa6"/>
    </style:style>
    <style:style style:name="P4" style:family="paragraph" style:parent-style-name="Standard">
      <style:text-properties officeooo:rsid="00173240" officeooo:paragraph-rsid="00173240"/>
    </style:style>
    <style:style style:name="P5" style:family="paragraph" style:parent-style-name="Standard">
      <style:text-properties officeooo:rsid="001a2fe6" officeooo:paragraph-rsid="001a2fe6"/>
    </style:style>
    <style:style style:name="P6" style:family="paragraph" style:parent-style-name="Standard">
      <style:text-properties officeooo:rsid="001a2fe6" officeooo:paragraph-rsid="001bc0cd"/>
    </style:style>
    <style:style style:name="P7" style:family="paragraph" style:parent-style-name="Standard">
      <style:text-properties fo:language="de" fo:country="DE" officeooo:rsid="0014aaa6" officeooo:paragraph-rsid="0014aaa6"/>
    </style:style>
    <style:style style:name="P8" style:family="paragraph" style:parent-style-name="Standard">
      <style:text-properties fo:language="de" fo:country="DE" officeooo:rsid="00173240" officeooo:paragraph-rsid="00173240"/>
    </style:style>
    <style:style style:name="P9" style:family="paragraph" style:parent-style-name="Standard">
      <style:text-properties fo:language="de" fo:country="DE" officeooo:rsid="001a2fe6" officeooo:paragraph-rsid="001a2fe6"/>
    </style:style>
    <style:style style:name="P10" style:family="paragraph" style:parent-style-name="Standard">
      <style:text-properties fo:language="de" fo:country="DE" officeooo:rsid="00135873" officeooo:paragraph-rsid="00135873"/>
    </style:style>
    <style:style style:name="P11" style:family="paragraph" style:parent-style-name="Standard">
      <style:text-properties fo:language="de" fo:country="DE" officeooo:rsid="0021704f" officeooo:paragraph-rsid="0021704f"/>
    </style:style>
    <style:style style:name="P12" style:family="paragraph" style:parent-style-name="Standard">
      <style:text-properties fo:language="de" fo:country="DE" officeooo:rsid="0021704f" officeooo:paragraph-rsid="0022221c"/>
    </style:style>
    <style:style style:name="P13" style:family="paragraph" style:parent-style-name="Standard">
      <style:text-properties fo:language="de" fo:country="DE" officeooo:rsid="0021704f" officeooo:paragraph-rsid="0023c0a2"/>
    </style:style>
    <style:style style:name="P14" style:family="paragraph" style:parent-style-name="Standard">
      <style:paragraph-properties fo:text-align="start" style:justify-single-word="false"/>
      <style:text-properties fo:color="#595959" style:font-name="CIDFont+F1" fo:font-size="17.5pt" style:font-size-asian="17.5pt"/>
    </style:style>
    <style:style style:name="P15" style:family="paragraph" style:parent-style-name="Standard">
      <style:paragraph-properties fo:text-align="start" style:justify-single-word="false"/>
      <style:text-properties fo:color="#595959" style:font-name="CIDFont+F1" fo:font-size="13pt" style:font-size-asian="13pt"/>
    </style:style>
    <style:style style:name="P16" style:family="paragraph" style:parent-style-name="Standard">
      <style:text-properties officeooo:rsid="00173240" officeooo:paragraph-rsid="00173240"/>
    </style:style>
    <style:style style:name="P17" style:family="paragraph" style:parent-style-name="Standard">
      <style:text-properties officeooo:rsid="001d6c6c" officeooo:paragraph-rsid="001d6c6c"/>
    </style:style>
    <style:style style:name="P18" style:family="paragraph" style:parent-style-name="Standard">
      <style:text-properties officeooo:paragraph-rsid="0023c0a2"/>
    </style:style>
    <style:style style:name="T1" style:family="text">
      <style:text-properties fo:color="#595959" style:font-name="CIDFont+F1" fo:font-size="17.5pt" style:font-size-asian="17.5pt"/>
    </style:style>
    <style:style style:name="T2" style:family="text">
      <style:text-properties fo:color="#eb9105" style:font-name="CIDFont+F2" fo:font-size="17.5pt" style:font-size-asian="17.5pt"/>
    </style:style>
    <style:style style:name="T3" style:family="text">
      <style:text-properties fo:language="de" fo:country="DE"/>
    </style:style>
    <style:style style:name="T4" style:family="text">
      <style:text-properties fo:language="de" fo:country="DE" officeooo:rsid="00135873"/>
    </style:style>
    <style:style style:name="T5" style:family="text">
      <style:text-properties fo:language="de" fo:country="DE" officeooo:rsid="0014aaa6"/>
    </style:style>
    <style:style style:name="T6" style:family="text">
      <style:text-properties fo:language="de" fo:country="DE" officeooo:rsid="0015565c"/>
    </style:style>
    <style:style style:name="T7" style:family="text">
      <style:text-properties fo:language="de" fo:country="DE" officeooo:rsid="001256c0"/>
    </style:style>
    <style:style style:name="T8" style:family="text">
      <style:text-properties fo:language="de" fo:country="DE" officeooo:rsid="001bc0cd"/>
    </style:style>
    <style:style style:name="T9" style:family="text">
      <style:text-properties fo:language="de" fo:country="DE" officeooo:rsid="001d6c6c"/>
    </style:style>
    <style:style style:name="T10" style:family="text">
      <style:text-properties fo:language="de" fo:country="DE" officeooo:rsid="0021704f"/>
    </style:style>
    <style:style style:name="T11" style:family="text">
      <style:text-properties fo:language="de" fo:country="DE" fo:font-weight="bold" officeooo:rsid="0021704f" style:font-weight-asian="bold" style:font-weight-complex="bold"/>
    </style:style>
    <style:style style:name="T12" style:family="text">
      <style:text-properties fo:language="de" fo:country="DE" officeooo:rsid="0023c0a2"/>
    </style:style>
    <style:style style:name="T13" style:family="text">
      <style:text-properties fo:font-weight="bold" style:font-weight-asian="bold" style:font-weight-complex="bold"/>
    </style:style>
    <style:style style:name="T14" style:family="text">
      <style:text-properties officeooo:rsid="0022221c"/>
    </style:style>
    <style:style style:name="T15" style:family="text">
      <style:text-properties officeooo:rsid="0023c0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s Nutzer wünsche ich mir die automatische Informationsextraktion des Titels, des Geschlechts, sowie des Vor- und Zunamen aus einer gegebenen Anrede, um das Einpflegen von Kontaktdaten in das CRM System programmgesteuert zu beschleunigen.</text:p>
      <text:p text:style-name="P10">Ich weiß, dass ich fertig bin, wenn eine gegebene Anrede auf die darin enthaltenen Informationselemente eines Personenkontakts reduziert und den Bestandteilen Briefanrede, Titel, Geschlecht, sowie Vor- und Zunahme zugeordnet werden können.</text:p>
      <text:p text:style-name="P10"/>
      <text:p text:style-name="P11"><text:span text:style-name="T13">Priorität:</text:span> 1<text:tab/><text:span text:style-name="T13">Begründung:</text:span> Hauptanforderung/ Funktionalität des MVP, stellt die Basis für alle weiteren Stories</text:p>
      <text:p text:style-name="P2"/>
      <text:p text:style-name="P2"/>
      <text:p text:style-name="P3"><text:span text:style-name="T4">Als Nutzer wünsche ich mir dir Generierung einer standardisierten Briefanrede aus den im CRM-System hinterlegten Kontaktdate</text:span><text:span text:style-name="T6">n einer Person</text:span><text:span text:style-name="T4">, die wahlweise durch eine vorgegeben Auswahl an Ämtern und Titeln ergänzt werden kann, </text:span><text:span text:style-name="T5">um die Erstellung von Briefen programmgesteuert zu unterstützen und um eine Standardisierung der Briefform innerhalb des Unternehmens zu erreichen. </text:span></text:p>
      <text:p text:style-name="P7">Ich weiß, dass ich fertig bin, wenn die Menge der hinterlegten Kontakt-Bestandteile zu einer zusammenhängenden Briefanrede zusammengesetzt wird, die den vorgegeben Standards des Kunden entspricht.</text:p>
      <text:p text:style-name="P7"/>
      <text:p text:style-name="P11"><text:span text:style-name="T13">Priorität:</text:span> 2<text:tab/><text:span text:style-name="T13">Begründung:</text:span> Hauptanforderung/ Funktionalität des MVP, baut jedoch auf Basis der User Story 1 auf</text:p>
      <text:p text:style-name="P7"/>
      <text:p text:style-name="P7"/>
      <text:p text:style-name="P4"><text:span text:style-name="T3">Als Nutzer wünsche ich mir die Möglichkeit der manuellen Zuordnung einzelner Bestandteile der gegeben Anrede, um die manuelle </text:span><text:span text:style-name="T7">Informationsextraktion </text:span><text:span text:style-name="T3">zu vereinfachen, sofern eine automatische Zuordnung nicht möglich war, oder um diese manuell anzupassen.</text:span></text:p>
      <text:p text:style-name="P4"><text:span text:style-name="T3">Ich weiß, dass ich fertig bin, wenn die extrahierten </text:span><text:span text:style-name="T4">Informationselemente </text:span><text:span text:style-name="T3">den CRM-Bestandteilen eines Personenkontakts per Auswahl zugeordnet werden können.</text:span></text:p>
      <text:p text:style-name="P4"><text:span text:style-name="T3"/></text:p>
      <text:p text:style-name="P12"><text:span text:style-name="T13">Priorität:</text:span><text:span text:style-name="T3"> </text:span><text:span text:style-name="T14">3</text:span><text:span text:style-name="T3"><text:tab/></text:span><text:span text:style-name="T13">Begründung:</text:span><text:span text:style-name="T3"> </text:span><text:span text:style-name="T14">Ergänzt die </text:span><text:span text:style-name="T3">Hauptanforderung/ Funktionalität des MVP</text:span></text:p>
      <text:p text:style-name="P8"/>
      <text:p text:style-name="P8"/>
      <text:p text:style-name="P5"><text:span text:style-name="T5">A</text:span><text:span text:style-name="T3">ls IT-Administrator wünsche ich mir die Möglichkeit, die vorkonfigurierten Titel und Ämter des Kontaktsplitters um eigene Angaben zu erweitern, sodass diese zukünftig allen Nutzern zu Verfügung stehen, um eine die Flexibilität und Erweiterbarkeit des Systems zu erhöhen.</text:span></text:p>
      <text:p text:style-name="P9">Ich weiß, dass ich fertig bin, wenn die Titel- und Ämterauswahl durch individuelle Angaben erweitert werden kann und diese anschließend innerhalb der Titel- und Ämterauswahl zur Verfügung steht.</text:p>
      <text:p text:style-name="P9"/>
      <text:p text:style-name="P13"><text:span text:style-name="T13">Priorität:</text:span> <text:span text:style-name="T15">4</text:span><text:tab/><text:span text:style-name="T13">Begründung:</text:span> <text:span text:style-name="T15">Nebenfunktionalität</text:span></text:p>
      <text:p text:style-name="P9"/>
      <text:p text:style-name="P9"/>
      <text:p text:style-name="P6"><text:span text:style-name="T5">A</text:span><text:span text:style-name="T3">ls IT-Administrator wünsche ich mir </text:span><text:span text:style-name="T9">eine</text:span><text:span text:style-name="T3"> Möglichkeit, </text:span><text:span text:style-name="T9">die </text:span><text:span text:style-name="T8">extrahierten Kontaktdaten </text:span><text:span text:style-name="T9">der Eingabe </text:span><text:span text:style-name="T8">mit de</text:span><text:span text:style-name="T9">r Datenbank</text:span><text:span text:style-name="T8"> des CRM-Systems </text:span><text:span text:style-name="T9">abzugleichen</text:span><text:span text:style-name="T8">, </text:span><text:span text:style-name="T9">um</text:span><text:span text:style-name="T8"> </text:span><text:span text:style-name="T9">festzustellen, ob die Personendaten bereits im System vorliegen und dadurch die Behandlung von Duplikaten zu vereinfachen.</text:span></text:p>
      <text:p text:style-name="P17"><text:span text:style-name="T3">Ich weiß, dass ich fertig bin, wenn die </text:span><text:span text:style-name="T8">extrahierten Kontaktdaten </text:span><text:span text:style-name="T3">der Eingabe einem bestehenden Datenbankeintrag zugeordnet werden können.</text:span></text:p>
      <text:p text:style-name="P17"><text:span text:style-name="T3"/></text:p>
      <text:p text:style-name="P18"><text:span text:style-name="T11">Priorität:</text:span><text:span text:style-name="T10"> </text:span><text:span text:style-name="T12">4</text:span><text:span text:style-name="T10"><text:tab/></text:span><text:span text:style-name="T11">Begründung:</text:span><text:span text:style-name="T10"> </text:span><text:span text:style-name="T12">Nebenfunktionalitä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IDFont+F1" svg:font-family="CIDFont+F1"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11:00:49.829000000</meta:creation-date>
    <dc:date>2020-05-11T09:34:18.025000000</dc:date>
    <meta:editing-duration>PT2H27M21S</meta:editing-duration>
    <meta:editing-cycles>12</meta:editing-cycles>
    <meta:generator>LibreOffice/5.4.7.2$Windows_X86_64 LibreOffice_project/c838ef25c16710f8838b1faec480ebba495259d0</meta:generator>
    <meta:document-statistic meta:table-count="0" meta:image-count="0" meta:object-count="0" meta:page-count="1" meta:paragraph-count="15" meta:word-count="356" meta:character-count="2713" meta:non-whitespace-character-count="2371"/>
  </office:meta>
</office:document-meta>
</file>